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sans-serif" svg:font-family="sans-serif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officeooo:paragraph-rsid="001558a8"/>
    </style:style>
    <style:style style:name="P3" style:family="paragraph" style:parent-style-name="Standard">
      <style:text-properties officeooo:paragraph-rsid="0016e9f3"/>
    </style:style>
    <style:style style:name="P4" style:family="paragraph" style:parent-style-name="Standard">
      <style:text-properties officeooo:paragraph-rsid="00189e34"/>
    </style:style>
    <style:style style:name="P5" style:family="paragraph" style:parent-style-name="Standard">
      <style:text-properties officeooo:paragraph-rsid="001aaa56"/>
    </style:style>
    <style:style style:name="P6" style:family="paragraph" style:parent-style-name="Standard">
      <style:text-properties officeooo:paragraph-rsid="001ae725"/>
    </style:style>
    <style:style style:name="P7" style:family="paragraph" style:parent-style-name="Standard">
      <style:text-properties officeooo:paragraph-rsid="001cc3ae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officeooo:rsid="001558a8" style:font-size-asian="12.25pt" style:font-size-complex="14pt"/>
    </style:style>
    <style:style style:name="T3" style:family="text">
      <style:text-properties style:font-name="sans-serif" fo:font-size="15pt" officeooo:rsid="0016574a" style:font-size-asian="12.25pt" style:font-size-complex="14pt"/>
    </style:style>
    <style:style style:name="T4" style:family="text">
      <style:text-properties style:font-name="sans-serif" fo:font-size="15pt" officeooo:rsid="0016e9f3" style:font-size-asian="12.25pt" style:font-size-complex="14pt"/>
    </style:style>
    <style:style style:name="T5" style:family="text">
      <style:text-properties style:font-name="sans-serif" fo:font-size="15pt" officeooo:rsid="00189e34" style:font-size-asian="12.25pt" style:font-size-complex="14pt"/>
    </style:style>
    <style:style style:name="T6" style:family="text">
      <style:text-properties style:font-name="sans-serif" fo:font-size="15pt" officeooo:rsid="0019702e" style:font-size-asian="12.25pt" style:font-size-complex="14pt"/>
    </style:style>
    <style:style style:name="T7" style:family="text">
      <style:text-properties style:font-name="sans-serif" fo:font-size="15pt" officeooo:rsid="001ae725" style:font-size-asian="12.25pt" style:font-size-complex="14pt"/>
    </style:style>
    <style:style style:name="T8" style:family="text">
      <style:text-properties style:font-name="sans-serif" fo:font-size="15pt" officeooo:rsid="0016574a"/>
    </style:style>
    <style:style style:name="T9" style:family="text">
      <style:text-properties style:font-name="sans-serif" fo:font-size="19.5pt"/>
    </style:style>
    <style:style style:name="T10" style:family="text">
      <style:text-properties style:font-name="sans-serif" fo:font-size="19.5pt" officeooo:rsid="00189e34" style:font-size-asian="12.25pt" style:font-size-complex="14pt"/>
    </style:style>
    <style:style style:name="T11" style:family="text">
      <style:text-properties style:font-name="sans-serif" fo:font-size="13.5pt"/>
    </style:style>
    <style:style style:name="T12" style:family="text">
      <style:text-properties style:font-name="sans-serif" fo:font-size="13.5pt" officeooo:rsid="001558a8"/>
    </style:style>
    <style:style style:name="T13" style:family="text">
      <style:text-properties style:font-name="sans-serif" fo:font-size="13.5pt" style:font-size-asian="12.25pt" style:font-size-complex="14pt"/>
    </style:style>
    <style:style style:name="T14" style:family="text">
      <style:text-properties style:font-name="sans-serif" fo:font-size="13.5pt" officeooo:rsid="001558a8" style:font-size-asian="12.25pt" style:font-size-complex="14pt"/>
    </style:style>
    <style:style style:name="T15" style:family="text">
      <style:text-properties style:font-name="sans-serif" fo:font-size="13.5pt" officeooo:rsid="0016574a" style:font-size-asian="12.25pt" style:font-size-complex="14pt"/>
    </style:style>
    <style:style style:name="T16" style:family="text">
      <style:text-properties style:font-name="sans-serif" fo:font-size="13.5pt" officeooo:rsid="0016e9f3" style:font-size-asian="12.25pt" style:font-size-complex="14pt"/>
    </style:style>
    <style:style style:name="T17" style:family="text">
      <style:text-properties style:font-name="sans-serif" fo:font-size="13.5pt" officeooo:rsid="00189e34" style:font-size-asian="12.25pt" style:font-size-complex="14pt"/>
    </style:style>
    <style:style style:name="T18" style:family="text">
      <style:text-properties style:font-name="sans-serif" fo:font-size="13.5pt" officeooo:rsid="001943a8" style:font-size-asian="12.25pt" style:font-size-complex="14pt"/>
    </style:style>
    <style:style style:name="T19" style:family="text">
      <style:text-properties style:font-name="sans-serif" fo:font-size="13.5pt" officeooo:rsid="0019702e" style:font-size-asian="12.25pt" style:font-size-complex="14pt"/>
    </style:style>
    <style:style style:name="T20" style:family="text">
      <style:text-properties style:font-name="sans-serif" fo:font-size="13.5pt" officeooo:rsid="001aaa56" style:font-size-asian="12.25pt" style:font-size-complex="14pt"/>
    </style:style>
    <style:style style:name="T21" style:family="text">
      <style:text-properties style:font-name="sans-serif" fo:font-size="13.5pt" officeooo:rsid="001ae725" style:font-size-asian="12.25pt" style:font-size-complex="14pt"/>
    </style:style>
    <style:style style:name="T22" style:family="text">
      <style:text-properties style:font-name="sans-serif" fo:font-size="13.5pt" officeooo:rsid="001b4157" style:font-size-asian="12.25pt" style:font-size-complex="14pt"/>
    </style:style>
    <style:style style:name="T23" style:family="text">
      <style:text-properties style:font-name="sans-serif" fo:font-size="13.5pt" officeooo:rsid="001bd1dd" style:font-size-asian="12.25pt" style:font-size-complex="14pt"/>
    </style:style>
    <style:style style:name="T24" style:family="text">
      <style:text-properties style:font-name="sans-serif" fo:font-size="13.5pt" officeooo:rsid="001cc3ae" style:font-size-asian="12.25pt" style:font-size-complex="14pt"/>
    </style:style>
    <style:style style:name="T25" style:family="text">
      <style:text-properties style:font-name="sans-serif" fo:font-size="13.5pt" officeooo:rsid="001cfa34" style:font-size-asian="12.25pt" style:font-size-complex="14pt"/>
    </style:style>
    <style:style style:name="T26" style:family="text">
      <style:text-properties style:font-name="sans-serif" fo:font-size="18.75pt" officeooo:rsid="00189e34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IV.1 - Les connecteurs logiques</text:span><text:line-break/>❖ <text:span text:style-name="T1">Identifi</text:span><text:span text:style-name="T8">cation de</text:span><text:span text:style-name="T1"> la relation logique</text:span> <text:span text:style-name="T11">:</text:span></text:p>
      <text:p text:style-name="P2"><text:span text:style-name="T13">1. Prenez ce GPS dans le cas où vous vous perdriez. </text:span><text:span text:style-name="T14">(</text:span><text:span text:style-name="T12">Illustration</text:span><text:span text:style-name="T14">)</text:span><text:span text:style-name="T13"><text:line-break/>2. Elle ne parle que de son chien. </text:span><text:span text:style-name="T14">(Condition)</text:span><text:span text:style-name="T13"><text:line-break/>3. Je ne portais pas d’imperméable, c'est pourquoi je suis mouillé. </text:span><text:span text:style-name="T14">(Conséquence)</text:span><text:span text:style-name="T13"><text:line-break/>4. Il fait très chaud depuis le début de l’année, notamment ces derniers jours. </text:span><text:span text:style-name="T14">(Justification)</text:span><text:span text:style-name="T13"><text:line-break/>5. J'aime tous les légumes en dehors des navets. </text:span><text:span text:style-name="T14">(Restriction )</text:span><text:span text:style-name="T13"><text:line-break/>6. Je partirai tôt demain matin. En effet, j'ai beaucoup de travail qui m’attend. </text:span><text:span text:style-name="T14">(Restriction )</text:span><text:span text:style-name="T13"><text:line-break/>7. Il ne parle pas anglais pourtant il est né à Londres. </text:span><text:span text:style-name="T14">(Opposition)</text:span><text:span text:style-name="T13"><text:line-break/>8. À supposer que vous vouliez venir avec moi, je n'ai pas assez de place dans le van. </text:span><text:span text:style-name="T14">(Supposition)</text:span></text:p>
      <text:p text:style-name="P2"><text:span text:style-name="T14"/></text:p>
      <text:p text:style-name="P2"><text:span text:style-name="T14">❖ INDICATIF OU SUBJONCTIF : </text:span><text:span text:style-name="T2">Conjugaison</text:span><text:span text:style-name="T2"> </text:span><text:span text:style-name="T3">d</text:span><text:span text:style-name="T2">es verbes à la forme qui convient</text:span><text:span text:style-name="T14"><text:line-break/>1. Tu es rousse alors que ton frère soit blond.<text:line-break/>2. Bien qu’il soit parti en retard, il est arrivé en avance.<text:line-break/>3. Afin que tu comprend la problématique, je vais te l’expliquer.<text:line-break/>4. Ahmed est plus grand que Fatou.<text:line-break/>5. Sa mère sera rassurée à condition qu'il suit des cours particuliers. </text:span></text:p>
      <text:p text:style-name="P2"><text:span text:style-name="T14">6. J’ai beaucoup étudié, c’est ainsi que je </text:span><text:span text:style-name="T15">suis</text:span><text:span text:style-name="T14"> devenu avocat.<text:line-break/>7. Donne-lui cette casquette qu‘il n’</text:span><text:span text:style-name="T15">ait</text:span><text:span text:style-name="T14"> pas trop chaud à la tête.<text:line-break/>8. Après que chacun </text:span><text:span text:style-name="T15">ait</text:span><text:span text:style-name="T14"> gagné son siège, la séance peut commencer.</text:span></text:p>
      <text:p text:style-name="P2"><text:span text:style-name="T14"/></text:p>
      <text:p text:style-name="P2"><text:span text:style-name="T14">❖ </text:span><text:span text:style-name="T15">On choisit</text:span><text:span text:style-name="T2"> le bon connecteur logique :</text:span><text:span text:style-name="T14"><text:line-break/>1. Puisque tu as oublié ton argent, voici 10 euros.<text:line-break/>2. Comme il était souffrant, il est retourné chez lui.<text:line-break/>3. Ce pays est très pauvre en revanche ses habitants sont très gentils.<text:line-break/>4. J’habite à Antananarivo depuis 7 ans.<text:line-break/>5. J’ai voté pour elle même si je ne l’apprécie pas.<text:line-break/>6. Il est arrivé régulièrement en retard au travail par conséquent il a été renvoyé.<text:line-break/>7. Je vais à la plage cet après-midi, pourvu qu’il ne pleuve pas.<text:line-break/>8. Vous êtes allées dehors malgré l’averse.</text:span></text:p>
      <text:p text:style-name="P2"><text:span text:style-name="T14"/></text:p>
      <text:p text:style-name="P3"><text:span text:style-name="T14">❖ </text:span><text:span text:style-name="T16">On t</text:span><text:span text:style-name="T2">ermin</text:span><text:span text:style-name="T4">e</text:span><text:span text:style-name="T2"> librement les phrases en utilisant un connecteur logique.</text:span><text:span text:style-name="T14"><text:line-break/>1. Il était absent à la réunion </text:span><text:span text:style-name="T16">car son chat a été volé.</text:span><text:span text:style-name="T14"> (cause)<text:line-break/>2. Cette société ne fait pas assez de bénéfice </text:span><text:span text:style-name="T16">par conséquent je vais le fermer.</text:span><text:span text:style-name="T14"> (conséquence)<text:line-break/>3. Elles se sont rendues au marché </text:span><text:span text:style-name="T16">pour acheter des aliments.</text:span><text:span text:style-name="T14"> (but)<text:line-break/>4. Vous avez pris le bus </text:span><text:span text:style-name="T16">à 22 heures du soir</text:span><text:span text:style-name="T14">. (temps/succession)<text:line-break/>5. Tu n’as pas remporté la victoire, </text:span><text:span text:style-name="T16">malgré ton effort</text:span><text:span text:style-name="T14">. (concession)</text:span></text:p>
      <text:p text:style-name="P3"><text:span text:style-name="T14"><text:line-break/>❖ </text:span><text:span text:style-name="T2">Ces connecteurs utilisent-ils l'indicatif ou le subjonctif ?</text:span><text:span text:style-name="T14"><text:line-break/></text:span><text:soft-page-break/><text:span text:style-name="T14">1. Du fait que </text:span><text:span text:style-name="T17">(subjonctif)</text:span><text:span text:style-name="T14"><text:line-break/>2. Pour que </text:span><text:span text:style-name="T17">(indicatif)</text:span></text:p>
      <text:p text:style-name="P3"><text:span text:style-name="T14">3. Alors que </text:span><text:span text:style-name="T17">(subjonctif)</text:span><text:span text:style-name="T14"><text:line-break/>4. Jusqu'à ce que </text:span><text:span text:style-name="T17">(indicatif)</text:span><text:span text:style-name="T14"><text:line-break/>5. Bien que </text:span><text:span text:style-name="T17">(subjonctif)</text:span><text:span text:style-name="T14"><text:line-break/>6. De sorte que </text:span><text:span text:style-name="T17">(subjonctif)</text:span><text:span text:style-name="T14"><text:line-break/>7. Après que </text:span><text:span text:style-name="T17">(subjonctif)</text:span></text:p>
      <text:p text:style-name="P3"><text:span text:style-name="T17"/></text:p>
      <text:p text:style-name="P4"><text:span text:style-name="T10">IV.2 - La condition et l’hypothèse</text:span><text:span text:style-name="T17"><text:line-break/>❖ </text:span><text:span text:style-name="T5">Conjugaison du verbe au présent (conditionnel, subjonctif ou indicatif).</text:span><text:span text:style-name="T17"><text:line-break/>1. Je vous permets de sortir si vous me __________ de revenir dans une heure.<text:line-break/>(promettre)<text:line-break/>➔ Je vous permets de sortir à condition que vous me promettriez de revenir dans une heure.</text:span></text:p>
      <text:p text:style-name="P4"><text:span text:style-name="T17"/></text:p>
      <text:p text:style-name="P4"><text:span text:style-name="T17">2. Si vous __________ quelques progrès, vos parents seront contents. (faire)<text:line-break/>➔ Pour peu que vous </text:span><text:span text:style-name="T18">faites</text:span><text:span text:style-name="T17"> quelques progrès, vos parents seront contents.</text:span></text:p>
      <text:p text:style-name="P4"><text:span text:style-name="T17"/></text:p>
      <text:p text:style-name="P4"><text:span text:style-name="T17">3. Venez au concert, si vous ne __________ pas vous reposer. (préférer)<text:line-break/>➔ Venez au concert, à moins que vous ne </text:span><text:span text:style-name="T18">préfériez</text:span><text:span text:style-name="T17"> vous reposer.</text:span></text:p>
      <text:p text:style-name="P4"><text:span text:style-name="T17"/></text:p>
      <text:p text:style-name="P4"><text:span text:style-name="T17">4. Si vous __________ votre examen, que ferez-vous ? (rater)<text:line-break/>➔ Au cas où vous </text:span><text:span text:style-name="T18">rateriez</text:span><text:span text:style-name="T17"> votre examen, que ferez-vous ?<text:line-break/>➔ En admettant que vous </text:span><text:span text:style-name="T18">ratez</text:span><text:span text:style-name="T17"> votre examen, que ferez-vous ?</text:span></text:p>
      <text:p text:style-name="P4"><text:span text:style-name="T17"/></text:p>
      <text:p text:style-name="P4"><text:span text:style-name="T17">5. Vous gagnerez le concours si vous __________ (s'entraîner)<text:line-break/>➔ Vous gagnerez le concours à condition que vous </text:span><text:span text:style-name="T19">vous </text:span><text:span text:style-name="T18">e</text:span><text:span text:style-name="T19">ntraîneriez.</text:span><text:span text:style-name="T17"><text:line-break/>➔ Vous gagnerez le concours pour peu que vous </text:span><text:span text:style-name="T19">vous entraîniez.</text:span></text:p>
      <text:p text:style-name="P4"><text:span text:style-name="T17"/></text:p>
      <text:p text:style-name="P4"><text:span text:style-name="T17">6. Vous ne vous servirez du dictionnaire que si le professeur vous le __________(permettre)<text:line-break/>➔ Vous ne vous servirez pas du dictionnaire, à moins que le professeur vous le </text:span><text:span text:style-name="T19">permettriez.</text:span></text:p>
      <text:p text:style-name="P4"><text:span text:style-name="T19"/></text:p>
      <text:p text:style-name="P4"><text:span text:style-name="T17">7. Tu iras chez le dentiste, si ça te __________ ou si ça ne te __________ pas. (plaire)<text:line-break/>➔ Tu iras chez le dentiste, que ça te </text:span><text:span text:style-name="T19">plais</text:span><text:span text:style-name="T17"> ou non.</text:span></text:p>
      <text:p text:style-name="P4"><text:span text:style-name="T17"/></text:p>
      <text:p text:style-name="P4"><text:span text:style-name="T17"/></text:p>
      <text:p text:style-name="P5"><text:span text:style-name="T17">❖ </text:span><text:span text:style-name="T19">On c</text:span><text:span text:style-name="T5">hois</text:span><text:span text:style-name="T6">it</text:span><text:span text:style-name="T5"> la bonne réponse</text:span><text:span text:style-name="T17"><text:line-break/>1. Dès que vous aurez terminé, nous (partir)<text:line-break/>➔ nous partirions</text:span></text:p>
      <text:p text:style-name="P5"><text:span text:style-name="T17">2. Si vous étiez d'accord, nous (commencer) les travaux demain<text:line-break/>➔ nous commencerons<text:line-break/><text:line-break/>3. Je (vendre) ma voiture le mois prochain<text:line-break/></text:span><text:soft-page-break/><text:span text:style-name="T17">➔ je vendrai<text:line-break/><text:line-break/>4. J'(écrire) bien cette lettre, mais je crains de faire des fautes<text:line-break/>➔ j'écrirai<text:line-break/><text:line-break/>5. Petite annonce : (prendre) des enfants en garde<text:line-break/>➔ </text:span><text:span text:style-name="T20">nous</text:span><text:span text:style-name="T17"> prendr</text:span><text:span text:style-name="T20">ions</text:span></text:p>
      <text:p text:style-name="P5"><text:span text:style-name="T17"><text:line-break/>6. Autre annonce : (donner) leçons de français et de karaté</text:span></text:p>
      <text:p text:style-name="P5"><text:span text:style-name="T17">➔ </text:span><text:span text:style-name="T20">nous</text:span><text:span text:style-name="T17"> donner</text:span><text:span text:style-name="T20">ions</text:span></text:p>
      <text:p text:style-name="P6"><text:span text:style-name="T17">7. Je (pouvoir) vous aider si je ne devais pas m'absenter<text:line-break/>➔ je pourrai<text:line-break/><text:line-break/>8. Je (tâcher) de vous aider dès mon retour<text:line-break/>➔ je tâcherai<text:line-break/><text:line-break/>9. Il (vouloir) bien savoir comment faire.<text:line-break/>➔ il voudrait</text:span></text:p>
      <text:p text:style-name="P6"><text:span text:style-name="T17"/></text:p>
      <text:p text:style-name="P6"><text:span text:style-name="T17">10. Je (répondre) sans faute<text:line-break/>➔ répondrais</text:span></text:p>
      <text:p text:style-name="P6"><text:span text:style-name="T17"/></text:p>
      <text:p text:style-name="P6"><text:span text:style-name="T17"/></text:p>
      <text:p text:style-name="P6"><text:span text:style-name="T10">IV.3 - Les pronoms relatifs composés</text:span><text:span text:style-name="T17"><text:line-break/>❖ </text:span><text:span text:style-name="T5">Compl</text:span><text:span text:style-name="T7">étion</text:span><text:span text:style-name="T5"> </text:span><text:span text:style-name="T7">d</text:span><text:span text:style-name="T5">es phrases suivantes en utilisant les pronoms relatifs :</text:span><text:span text:style-name="T17"> </text:span><text:span text:style-name="T5">lequel,</text:span><text:span text:style-name="T17"> </text:span><text:span text:style-name="T5">laquelle, lesquels ou lesquelles.</text:span><text:span text:style-name="T17"><text:line-break/>1. Les raisons (f) pour </text:span><text:span text:style-name="T21">lesquelles</text:span><text:span text:style-name="T17"> ils se sont séparés sont légitimes.<text:line-break/>2. Elle a un sac à dos dans </text:span><text:span text:style-name="T21">lequel </text:span><text:span text:style-name="T17">elle garde son téléphone.<text:line-break/>3. Les deux jeunes femmes entre </text:span><text:span text:style-name="T21">lesquelles</text:span><text:span text:style-name="T17"> <text:s/>je me trouvais se ressemblaient<text:line-break/>énormément.<text:line-break/>4. La trottinette sur </text:span><text:span text:style-name="T21">laquelle</text:span><text:span text:style-name="T17"> j’ai fait des réparations est encore en panne.<text:line-break/>5. Les chaussures avec </text:span><text:span text:style-name="T21">lesquelles</text:span><text:span text:style-name="T17"> tu es venue était magnifique.<text:line-break/>6. J’ai perdu le cahier sur </text:span><text:span text:style-name="T21">lequel</text:span><text:span text:style-name="T17"> j’avais écrit son adresse mail.<text:line-break/>7. Les peluches (f) avec </text:span><text:span text:style-name="T21">lesquelles</text:span><text:span text:style-name="T17"> elle joue sont neuves.</text:span></text:p>
      <text:p text:style-name="P6"><text:span text:style-name="T17">8. Je repeins le muret sur </text:span><text:span text:style-name="T22">lequel</text:span><text:span text:style-name="T17"> il avait tagué.<text:line-break/>9. Les diplômées (f) parmi </text:span><text:span text:style-name="T22">lesquelles</text:span><text:span text:style-name="T17"> je me suis retrouvé avaient beaucoup de<text:line-break/>choses à m’apprendre.<text:line-break/>10. Ces dernières mois pendant </text:span><text:span text:style-name="T22">lesquels</text:span><text:span text:style-name="T17"> j’ai déménagé étaient intenses.</text:span></text:p>
      <text:p text:style-name="P6"><text:span text:style-name="T17"><text:line-break/>❖ </text:span><text:span text:style-name="T5">Complétez les phrases suivantes en remplaçant «</text:span><text:span text:style-name="T17"> </text:span><text:span text:style-name="T5">de</text:span><text:span text:style-name="T17"> </text:span><text:span text:style-name="T5">» par les pronoms</text:span><text:span text:style-name="T17"><text:line-break/></text:span><text:span text:style-name="T5">relatifs :</text:span><text:span text:style-name="T17"> </text:span><text:span text:style-name="T5">duquel, de laquelle, desquels ou desquelles.</text:span><text:span text:style-name="T17"><text:line-break/>1. Voici le navire à bord </text:span><text:span text:style-name="T22">duquel</text:span><text:span text:style-name="T17"> j’ai traversé les océans.<text:line-break/>2. Pose ton sac sur la table au-dessous de </text:span><text:span text:style-name="T22">laquelle</text:span><text:span text:style-name="T17"> il y a un chien.<text:line-break/>3. Les chemins (m) le long de</text:span><text:span text:style-name="T22">squels</text:span><text:span text:style-name="T17"> nous avons couru étaient en bitume.<text:line-break/></text:span><text:soft-page-break/><text:span text:style-name="T17">4. C’est un livre à la fin d</text:span><text:span text:style-name="T22">uquel</text:span><text:span text:style-name="T17"> tout finit mal.<text:line-break/>5. La piscine près de</text:span><text:span text:style-name="T22"> laquelle</text:span><text:span text:style-name="T17"> nous résidons est très sale.<text:line-break/>6. Les filles (f) en face d</text:span><text:span text:style-name="T22">esquelles</text:span><text:span text:style-name="T17"> nous habitons sont sénégalaises.<text:line-break/>7. C’est un jardin au centre d</text:span><text:span text:style-name="T22">uquel</text:span><text:span text:style-name="T17"> il y a des arbres centenaires.</text:span></text:p>
      <text:p text:style-name="P6"><text:span text:style-name="T17">8. Il y a eu des élections (f) à la suite de</text:span><text:span text:style-name="T22">squelles</text:span><text:span text:style-name="T17"> un nouveau président a été élu.<text:line-break/>9. Je vous ai donné un document au bas d</text:span><text:span text:style-name="T22">uquel</text:span><text:span text:style-name="T17"> j’ai apposé ma signature.<text:line-break/>10. C’est un problème à propos d</text:span><text:span text:style-name="T22">uquel</text:span><text:span text:style-name="T17"> nous sommes d’accord.</text:span></text:p>
      <text:p text:style-name="P6"><text:span text:style-name="T17"/></text:p>
      <text:p text:style-name="P6"><text:span text:style-name="T17">❖ </text:span><text:span text:style-name="T5">Complétez les phrases suivantes en utilisant les pronoms relatifs :</text:span><text:span text:style-name="T17"> </text:span><text:span text:style-name="T5">auquel,</text:span><text:span text:style-name="T17"> </text:span><text:span text:style-name="T5">à laquelle, auxquels ou auxquelles.</text:span><text:span text:style-name="T17"><text:line-break/>1. Dans la vie, il y a beaucoup de personnes (f) </text:span><text:span text:style-name="T23">auxquelles</text:span><text:span text:style-name="T17"> on s’attache. (tenir à qqch)<text:line-break/>2. La société (f) </text:span><text:span text:style-name="T23">à laquelle</text:span><text:span text:style-name="T17"> vous avez consacré votre vie est en cessation d’activité. (se consacrer à faire qqch)<text:line-break/>3. Les modules (m) </text:span><text:span text:style-name="T23">auxquels</text:span><text:span text:style-name="T17"> vous faites références sont fondamentaux. (faire référence à qqch)<text:line-break/>4. Ce n’est pas une prévision </text:span><text:span text:style-name="T23">à laquelle</text:span><text:span text:style-name="T17"> je crois (croire à qqch)<text:line-break/>5. Voici les avantages (m) </text:span><text:span text:style-name="T23">auxquels</text:span><text:span text:style-name="T17"> les salariés ont droit (avoir droit à qqch)<text:line-break/>6. Le projet </text:span><text:span text:style-name="T23">auquel</text:span><text:span text:style-name="T17"> elle pense tout le temps est réalisable. (penser à qqn)<text:line-break/>7. Ce principe </text:span><text:span text:style-name="T23">auquel</text:span><text:span text:style-name="T17"> ils étaient attaché n’est plus valable désormais. (être attaché à qqch)</text:span></text:p>
      <text:p text:style-name="P7"><text:span text:style-name="T17">8. L’excursion </text:span><text:span text:style-name="T23">à laquelle</text:span><text:span text:style-name="T17"> je songeais nécessite de l’entraînement. (songer à<text:line-break/>qqch)<text:line-break/>9. C’est une mission </text:span><text:span text:style-name="T24">à laquelle</text:span><text:span text:style-name="T17"> je voudrais mettre fin. (mettre fin à qqch)<text:line-break/>10. La montre </text:span><text:span text:style-name="T24">à laquelle</text:span><text:span text:style-name="T17"> ils tenaient est cassée. (tenir à qqch)</text:span></text:p>
      <text:p text:style-name="P7"><text:span text:style-name="T17"><text:line-break/>❖ </text:span><text:span text:style-name="T5">Complétez les phrases suivantes en utilisant le pronom relatif qui convient.</text:span><text:span text:style-name="T17"><text:line-break/>1. La formation à </text:span><text:span text:style-name="T24">laquelle</text:span><text:span text:style-name="T17"> nous devions aller a été annulée.<text:line-break/>2. Où est le sac dans </text:span><text:span text:style-name="T24">lequel</text:span><text:span text:style-name="T17"> j’avais rangé mes affaires ?<text:line-break/>3. Voici le stylo avec </text:span><text:span text:style-name="T24">lequel</text:span><text:span text:style-name="T17"> tu pourras prendre des notes.<text:line-break/>4. La décision à </text:span><text:span text:style-name="T24">laquelle</text:span><text:span text:style-name="T17"> il s’est résigné la rend triste.</text:span></text:p>
      <text:p text:style-name="P6"><text:span text:style-name="T17">5. Les étagères sur </text:span><text:span text:style-name="T24">lesquelles</text:span><text:span text:style-name="T17"> j’ai placé des dossiers sont pratiques.<text:line-break/>6. Les voisines loin de</text:span><text:span text:style-name="T24">squelles</text:span><text:span text:style-name="T17"> j’étais placé parlaient du village.<text:line-break/>7. C’est une tendance à </text:span><text:span text:style-name="T24">laquelle</text:span><text:span text:style-name="T17"> il faut se résigner.<text:line-break/>8. Les amies </text:span><text:span text:style-name="T24">chez</text:span><text:span text:style-name="T17"> </text:span><text:span text:style-name="T24">auxquelles</text:span><text:span text:style-name="T17"> nous dînerons sont généreuses.<text:line-break/>9. Les pratiques sportives </text:span><text:span text:style-name="T24">auxquelles</text:span><text:span text:style-name="T17"> elle s’adonne sont éreintantes.<text:line-break/>10. Ce chemin mène à un quartier au bout d</text:span><text:span text:style-name="T24">uquel</text:span><text:span text:style-name="T17"> il y a une épicerie.<text:line-break/>11. Les activités (f) </text:span><text:span text:style-name="T24">auxquelles</text:span><text:span text:style-name="T17"> il a consacré son année sont utiles.<text:line-break/>12. Voici les fleurs (f) et les animaux (m) parmi </text:span><text:span text:style-name="T24">lesquels</text:span><text:span text:style-name="T17"> nous avons vécu pendant six mois.<text:line-break/>13. Cette odeur (f) à </text:span><text:span text:style-name="T25">laquelle</text:span><text:span text:style-name="T17"> je ne pouvais m’habituer a disparu.<text:line-break/>14. La pièce dans </text:span><text:span text:style-name="T25">laquelle</text:span><text:span text:style-name="T17"> vous étudiez est climatisée.<text:line-break/>15. La matière à </text:span><text:span text:style-name="T25">laquelle</text:span><text:span text:style-name="T17"> elle s’intéresse est complexe.</text:span></text:p>
      <text:p text:style-name="P6"><text:span text:style-name="T17">16. Nettoie le portail sur </text:span><text:span text:style-name="T25">lequel</text:span><text:span text:style-name="T17"> il y a de nombreuses saletés.<text:line-break/>17. La série devant </text:span><text:span text:style-name="T25">laquelle</text:span><text:span text:style-name="T17"> j’ai dormi était vraiment nulle.<text:line-break/></text:span><text:soft-page-break/><text:span text:style-name="T17">18. Le club de badminton </text:span><text:span text:style-name="T25">auquel</text:span><text:span text:style-name="T17"> nous avions adhéré n’existe plus.<text:line-break/>19. Les passe-temps (m) </text:span><text:span text:style-name="T25">auxquels</text:span><text:span text:style-name="T17"> je m’intéresse sont confidentiels.<text:line-break/>20. Les gens avec </text:span><text:span text:style-name="T25">lesquels</text:span><text:span text:style-name="T17"> j’étudie sont passionnants.</text:span></text:p>
      <text:p text:style-name="P6"><text:span text:style-name="T17"/></text:p>
      <text:p text:style-name="P6"><text:span text:style-name="T10">IV.4 - DELF B2</text:span><text:span text:style-name="T17"><text:line-break/></text:span><text:span text:style-name="T26">EXERCICES EN AUTONOMIE</text:span><text:span text:style-name="T1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08:02:48.369000000</meta:creation-date>
    <dc:date>2022-06-29T10:02:16.475000000</dc:date>
    <meta:editing-duration>PT26S</meta:editing-duration>
    <meta:editing-cycles>1</meta:editing-cycles>
    <meta:document-statistic meta:table-count="0" meta:image-count="0" meta:object-count="0" meta:page-count="5" meta:paragraph-count="31" meta:word-count="1460" meta:character-count="8397" meta:non-whitespace-character-count="6956"/>
    <meta:generator>LibreOffice/7.3.0.3$Windows_X86_64 LibreOffice_project/0f246aa12d0eee4a0f7adcefbf7c878fc2238db3</meta:generator>
  </office:meta>
</office:document-meta>
</file>